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3pt" style:font-size-asian="13pt" style:font-size-complex="13pt"/>
    </style:style>
    <style:style style:name="T1" style:family="text">
      <style:text-properties fo:font-size="48pt" style:font-size-asian="48pt" style:font-size-complex="48pt"/>
    </style:style>
    <style:style style:name="T2"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nts Found Sunbathing on Memorial in D.C.</text:span></text:p>
      <text:p text:style-name="P2"><text:span text:style-name="T2">By Isadora White</text:span><text:tab/></text:p>
      <text:p text:style-name="P1"/>
      <text:p text:style-name="P1"/>
      <text:p text:style-name="P3"><text:tab/>The sun shown on a rock near the Lincoln Memorial. Ants swarmed over the rock to get to the warmth. <text:line-break/><text:tab/>Result: Deep fried Ants.<text:line-break/><text:line-break/><text:tab/>The ants (long past the time they should have been dead or gone) were searching for warmth in the sunshine but ended up getting toasted to death. Very few ants survived this catastrophic event and the Police had to come by and instruct them on tourist behavior.</text:p>
      <text:p text:style-name="P3"><text:line-break/><text:tab/>"This, good people, is an example why we do not sunbathe naked on the public memorials. You get fried to death and it is very, very, disrespectful," explained the police officer. </text:p>
      <text:p text:style-name="P3"><text:line-break/><text:tab/>Then the Police officer dumped all the ants into a black death bag and shipped them off to their very official burial at 'Ant Burial Grounds'. </text:p>
      <text:p text:style-name="P3"><text:line-break/><text:tab/>This, however, did not stop the ants. They continued to fry themselves in the sun. Many tourists ignored this strange event but not the Police Officer. He began to try to stop the proceeding flow of ants with his hands but the ants kept coming.</text:p>
      <text:p text:style-name="P3"><text:line-break/><text:tab/>A young child of about two walked across the ants crushing two hundred of them.</text:p>
      <text:p text:style-name="P3"><text:line-break/><text:tab/>"Hey! You committed murder! About 200 of them! Serial murderer!" screamed the Police Officer.</text:p>
      <text:p text:style-name="P3"><text:line-break/><text:tab/>The young child gave him a blank stare.<text:line-break/><text:tab/>"I like cere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2-09T14:46:26.28</meta:creation-date>
    <meta:document-statistic meta:table-count="0" meta:image-count="0" meta:object-count="0" meta:page-count="1" meta:paragraph-count="9" meta:word-count="223" meta:character-count="1257"/>
    <dc:date>2013-02-09T15:09:01.64</dc:date>
    <dc:creator>Isadora White</dc:creator>
    <meta:editing-duration>PT22M35S</meta:editing-duration>
    <meta:editing-cycles>1</meta:editing-cycles>
    <meta:generator>OpenOffice.org/3.3$Win32 OpenOffice.org_project/330m20$Build-9567</meta:generator>
  </office:meta>
</office:document-meta>
</file>